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01cm" style:rel-column-width="1588*"/>
    </style:style>
    <style:style style:name="Table1.B" style:family="table-column">
      <style:table-column-properties style:column-width="8.599cm" style:rel-column-width="4875*"/>
    </style:style>
    <style:style style:name="Table1.C" style:family="table-column">
      <style:table-column-properties style:column-width="5.6cm" style:rel-column-width="31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officeooo:rsid="001565f0" officeooo:paragraph-rsid="001565f0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565f0" officeooo:paragraph-rsid="001565f0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officeooo:rsid="0016da96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officeooo:rsid="0016da96" officeooo:paragraph-rsid="0016da96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154a8d" officeooo:paragraph-rsid="00154a8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bold" officeooo:rsid="00154a8d" officeooo:paragraph-rsid="00154a8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weight="bold" officeooo:rsid="001565f0" officeooo:paragraph-rsid="001565f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weight="normal" officeooo:rsid="00154a8d" officeooo:paragraph-rsid="00154a8d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fo:font-weight="normal" officeooo:rsid="001565f0" officeooo:paragraph-rsid="001565f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weight="normal" officeooo:rsid="00179cad" officeooo:paragraph-rsid="00179cad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ans" fo:font-weight="normal" officeooo:rsid="00179cad" officeooo:paragraph-rsid="00179cad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54a8d" officeooo:paragraph-rsid="00154a8d" style:font-weight-asian="bold" style:font-weight-complex="bold"/>
    </style:style>
    <style:style style:name="P14" style:family="paragraph">
      <loext:graphic-properties draw:fill-color="#f3715a"/>
    </style:style>
    <style:style style:name="T1" style:family="text">
      <style:text-properties officeooo:rsid="0016da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f04e4d" draw:fill-color="#f3715a" draw:textarea-horizontal-align="justify" draw:textarea-vertical-align="middle" draw:auto-grow-height="false" fo:min-height="4.919cm" fo:min-width="7.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Kiwi-Mandarin Salsa</text:p>
      <text:p text:style-name="P6"/>
      <text:p text:style-name="P6"><draw:custom-shape text:anchor-type="paragraph" draw:z-index="0" draw:name="Shape1" draw:style-name="gr1" draw:text-style-name="P14" svg:width="7.381cm" svg:height="4.92cm" svg:x="9.553cm" svg:y="0.286cm"><text:p/><draw:enhanced-geometry svg:viewBox="0 0 21600 21600" draw:type="rectangle" draw:enhanced-path="M 0 0 L 21600 0 21600 21600 0 21600 0 0 Z N"/></draw:custom-shape></text:p>
      <text:p text:style-name="P7">Informasi Ringkas:</text:p>
      <text:p text:style-name="P9">Nama Penulis<text:tab/>: </text:p>
      <text:p text:style-name="P9">Estimasi Waktu<text:tab/>: </text:p>
      <text:p text:style-name="P9">Jumlah Porsi<text:tab/><text:tab/>: </text:p>
      <text:p text:style-name="P9">Jenis Masakan<text:tab/>: </text:p>
      <text:p text:style-name="P9">Tingkat Kepedasan<text:tab/>: </text:p>
      <text:p text:style-name="P9">Ket. Tambahan<text:tab/>: </text:p>
      <text:p text:style-name="P9"><text:tab/><text:tab/><text:tab/>- </text:p>
      <text:p text:style-name="P9"><text:tab/><text:tab/><text:tab/>- </text:p>
      <text:p text:style-name="P9"><text:tab/><text:tab/><text:tab/>- </text:p>
      <text:p text:style-name="P9"><text:tab/><text:tab/><text:tab/>- </text:p>
      <text:p text:style-name="P9"><text:tab/><text:tab/><text:tab/><text:tab/></text:p>
      <text:p text:style-name="P9"/>
      <text:p text:style-name="P7">Deskripsi singkat:</text:p>
      <text:p text:style-name="P11"/>
      <text:p text:style-name="P11"/>
      <text:p text:style-name="P8">Bahan-Bah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Jumlah/Berat</text:p>
          </table:table-cell>
          <table:table-cell table:style-name="Table1.A1" office:value-type="string">
            <text:p text:style-name="P3">Nama Bahan</text:p>
          </table:table-cell>
          <table:table-cell table:style-name="Table1.C1" office:value-type="string">
            <text:p text:style-name="P3">Keterangan tambaha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5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-</text:p>
          </table:table-cell>
        </table:table-row>
      </table:table>
      <text:p text:style-name="P8"/>
      <text:p text:style-name="P8"/>
      <text:p text:style-name="P8">Petunjuk Pembuatan</text:p>
      <text:list xml:id="list1800657034" text:style-name="L1">
        <text:list-item>
          <text:p text:style-name="P12"><text:s/></text:p>
        </text:list-item>
        <text:list-item>
          <text:p text:style-name="P12"><text:s/></text:p>
        </text:list-item>
        <text:list-item>
          <text:p text:style-name="P12"><text:s/></text:p>
        </text:list-item>
        <text:list-item>
          <text:p text:style-name="P12"><text:s/>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24:44.643017864</meta:creation-date>
    <dc:date>2018-05-17T16:52:15.756912094</dc:date>
    <meta:editing-duration>PT1H15M</meta:editing-duration>
    <meta:editing-cycles>3</meta:editing-cycles>
    <meta:generator>LibreOffice/6.0.4.2$Linux_X86_64 LibreOffice_project/9b0d9b32d5dcda91d2f1a96dc04c645c450872bf</meta:generator>
    <meta:document-statistic meta:table-count="1" meta:image-count="0" meta:object-count="0" meta:page-count="1" meta:paragraph-count="29" meta:word-count="46" meta:character-count="268" meta:non-whitespace-character-count="219"/>
  </office:meta>
</office:document-meta>
</file>